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Papyrus" svg:font-family="Papyrus"/>
    <style:font-face style:name="F" svg:font-family="" style:font-family-generic="roman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hyphenate="false"/>
    </style:style>
    <style:style style:name="T1" style:family="text">
      <style:text-properties fo:font-variant="normal" fo:text-transform="none" fo:color="#3e231a" style:text-line-through-style="none" style:text-line-through-type="none" style:text-position="0% 100%" style:font-name="Papyrus" fo:font-size="23.6000003814697pt" fo:letter-spacing="normal" fo:font-style="normal" style:text-underline-style="none" fo:font-weight="normal" style:font-name-asian="Papyrus" style:font-size-asian="23.6000003814697pt" style:font-style-asian="normal" style:font-weight-asian="normal" style:font-name-complex="Papyrus" style:font-size-complex="23.6000003814697pt" style:font-style-complex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Calibri1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5.209cm" svg:x="1.401cm" svg:y="6.743cm" presentation:class="title" presentation:user-transformed="true">
          <draw:text-box>
            <text:p>Web-Based Application for Automating College registration, feedback and attendance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R 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e of user</text:p>
                <text:p><text:s/>Students and Academic section(faculty includeed)</text:p>
              </text:list-item>
              <text:list-item>
                <text:p>Feature/Function</text:p>
                <text:p><text:span text:style-name="T1">Taking feedback from students through web page for teachers. </text:span></text:p>
                <text:p text:style-name="P2"><text:span text:style-name="T1">Display the performance graph of each faculty. </text:span></text:p>
                <text:p text:style-name="P2"><text:span text:style-name="T1">Online semester regestration forum.</text:span></text:p>
                <text:p text:style-name="P2"><text:span text:style-name="T1">Generation of defaulter list of student using the attendance sheet given by teacher. </text:span></text:p>
                <text:p><text:span text:style-name="T1">Sending e-mail to the students if their name is in the defaulter lis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R STORY(contd.)</text:p>
          </draw:text-box>
        </draw:frame>
        <draw:frame presentation:style-name="pr5" draw:layer="layout" svg:width="25.199cm" svg:height="12.179cm" svg:x="2.6cm" svg:y="4.914cm" presentation:class="outline" presentation:user-transformed="true">
          <draw:text-box>
            <text:list text:style-name="L2">
              <text:list-item>
                <text:p>Reason/Benifits</text:p>
                <text:p>Resource efficient (Paper work etc.)</text:p>
                <text:p>Time Saving (No Manual work 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R STORY(contd.)</text:p>
          </draw:text-box>
        </draw:frame>
        <draw:frame presentation:style-name="pr5" draw:layer="layout" svg:width="25.199cm" svg:height="12.179cm" svg:x="2.6cm" svg:y="4.914cm" presentation:class="outline" presentation:user-transformed="true">
          <draw:text-box>
            <text:list text:style-name="L2">
              <text:list-item>
                <text:p>Who is Stakeholders ?</text:p>
                <text:p>Students and Academic section(faculty includeed)</text:p>
              </text:list-item>
              <text:list-item>
                <text:p>Can problem be representated Graphically</text:p>
                <text:p>Yes We will be showing the performance graph </text:p>
                <text:p>of faculties</text:p>
              </text:list-item>
              <text:list-item>
                <text:p>Have you seen similar problem before</text:p>
                <text:p>Yes</text:p>
              </text:list-item>
              <text:list-item>
                <text:p>Has a similar problem been solved</text:p>
                <text:p>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R STORY(contd.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">As an end user, I want Web-Based Application for </text:span><text:span text:style-name="T2">Automating College registration(no more office </text:span><text:span text:style-name="T2">work ), feedback(easy and resource efficient) and </text:span><text:span text:style-name="T2">attendance(So I can periodically check my </text:span><text:span text:style-name="T2">attendance % 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Papyrus" svg:font-family="Papyrus"/>
    <style:font-face style:name="F" svg:font-family="" style:font-family-generic="roman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F" style:font-family-generic-asian="roman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text-align="center" style:text-autospace="none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6" style:display-name="ListLabel 16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Arial1" style:font-family-asian="Arial" style:font-pitch-asian="variable"/>
    </style:style>
    <style:style style:name="ListLabel_20_2" style:display-name="ListLabel 2" style:family="graphic">
      <style:paragraph-properties style:text-autospace="none"/>
      <style:text-properties style:font-name-asian="Arial1" style:font-family-asian="Arial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1" style:font-family-asian="Arial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size-asian="10pt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_30_903_5f_fh" style:display-name="0903_fh" style:family="graphic">
      <style:paragraph-properties fo:margin-left="0.314cm" fo:margin-right="0.134cm" fo:margin-top="0.125cm" fo:margin-bottom="0.374cm" fo:text-align="start" fo:text-indent="0cm" style:text-autospace="none"/>
      <style:text-properties fo:color="#000000" style:font-name="Arial" fo:font-family="Arial" style:font-family-generic="roman" style:font-pitch="variable" style:font-name-asian="Times New Roman1" style:font-family-asian="'Times New Roman'" style:font-pitch-asian="variable" style:font-weight-asian="bold"/>
    </style:style>
    <style:style style:name="Contents_20_1" style:display-name="Contents 1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size-asian="10pt"/>
    </style:style>
    <style:style style:name="Footer" style:family="graphic">
      <style:paragraph-properties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Lohit Devanagari" style:font-family-asian="'Lohit Devanagari'" style:font-size-asian="10pt"/>
    </style:style>
    <style:style style:name="Text_20_Body" style:display-name="Text Body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Times New Roman1" style:font-family-asian="'Times New Roman'" style:font-pitch-asian="variable" style:font-size-asian="10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22:47:36.622459233</meta:creation-date>
    <meta:editing-duration>PT15M52S</meta:editing-duration>
    <meta:editing-cycles>4</meta:editing-cycles>
    <meta:generator>LibreOffice/6.0.6.2$Linux_X86_64 LibreOffice_project/00m0$Build-2</meta:generator>
    <dc:title>Beehive</dc:title>
    <dc:date>2019-01-20T23:14:20.766218160</dc:date>
    <meta:document-statistic meta:object-count="55"/>
  </office:meta>
</office:document-meta>
</file>